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8pt" style:font-name-asian="Courier New" style:font-size-asian="8pt" style:font-name-complex="Courier New" style:font-size-complex="8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Text_20_body">
      <style:text-properties style:font-name="Arial" fo:font-size="10pt" style:font-size-asian="10pt" style:font-size-complex="10pt"/>
    </style:style>
    <style:style style:name="P45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6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7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style:font-weight-asian="bold" style:font-weight-complex="bold"/>
    </style:style>
    <style:style style:name="T13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444444" fo:letter-spacing="normal" fo:font-style="normal" fo:font-weight="normal"/>
    </style:style>
    <style:style style:name="T16" style:family="text">
      <style:text-properties fo:font-variant="normal" fo:text-transform="none" fo:color="#444444" style:font-name="Arial" fo:letter-spacing="normal" fo:font-style="normal" fo:font-weight="normal"/>
    </style:style>
    <style:style style:name="T17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ae00" style:font-name="Arial" fo:letter-spacing="normal" fo:font-style="normal" fo:font-weight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/>
    </style:style>
    <style:style style:name="T25" style:family="text">
      <style:text-properties fo:color="#000000" style:font-name="Arial" style:font-name-asian="Courier New" style:font-name-complex="Courier New"/>
    </style:style>
    <style:style style:name="T26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7" style:family="text">
      <style:text-properties fo:color="#000000" style:font-name="Arial1" fo:font-size="10pt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6"><text:s text:c="4"/>database_host: 127.0.0.1</text:p>
      <text:p text:style-name="P26"><text:s text:c="4"/>database_port: null</text:p>
      <text:p text:style-name="P26"><text:s text:c="4"/>database_name: <text:span text:style-name="T4">blog</text:span></text:p>
      <text:p text:style-name="P26"><text:s text:c="4"/>database_user: root</text:p>
      <text:p text:style-name="P26"><text:s text:c="4"/>database_password: null</text:p>
      <text:p text:style-name="P26"><text:s text:c="4"/>mailer_transport: smtp</text:p>
      <text:p text:style-name="P26"><text:s text:c="4"/>mailer_host: 127.0.0.1</text:p>
      <text:p text:style-name="P26"><text:s text:c="4"/>mailer_user: null</text:p>
      <text:p text:style-name="P26"><text:s text:c="4"/>mailer_password: null</text:p>
      <text:p text:style-name="P26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4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4"/>
      <text:p text:style-name="P9">2.Zapisanie tabel bazy danych w formacie yml</text:p>
      <text:p text:style-name="P18"/>
      <text:p text:style-name="P45"># src/BlogBundle/Resources/config/<text:span text:style-name="T4">doctrine/Category.orm.yml </text:span></text:p>
      <text:p text:style-name="P45"># src/BlogBundle/Resources/config/<text:span text:style-name="T4">doctrine/Comment.orm.yml</text:span></text:p>
      <text:p text:style-name="P45"># src/BlogBundle/Resources/config/<text:span text:style-name="T4">doctrine/Post.orm.yml </text:span></text:p>
      <text:p text:style-name="P45"># src/BlogBundle/Resources/config/<text:span text:style-name="T4">doctrine/Tag.orm.yml </text:span></text:p>
      <text:p text:style-name="P45"># src/BlogBundle/Resources/config/<text:span text:style-name="T4">doctrine/User.orm.yml </text:span></text:p>
      <text:p text:style-name="P18"/>
      <text:p text:style-name="P40"><text:span text:style-name="T20">nullable: false - </text:span><text:span text:style-name="T24">wartość domyślna, obowiązkowo musimy podać dane</text:span></text:p>
      <text:p text:style-name="P41">nullable: true - <text:span text:style-name="T24">nie musimy wypełniać pola danymi</text:span></text:p>
      <text:p text:style-name="P18"/>
      <text:p text:style-name="P18"/>
      <text:p text:style-name="P2"><text:soft-page-break/>Przykładowa tabela Post.orm.yml</text:p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1"><text:s text:c="4"/>/**</text:p>
      <text:p text:style-name="P21"><text:s text:c="5"/>* @ORM\PrePersist</text:p>
      <text:p text:style-name="P21"><text:s text:c="5"/>*/</text:p>
      <text:p text:style-name="P21"><text:s text:c="4"/>public function setPublishedAtValue()</text:p>
      <text:p text:style-name="P21"><text:s text:c="4"/>{</text:p>
      <text:p text:style-name="P21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21"><text:s text:c="8"/>}</text:p>
      <text:p text:style-name="P21"><text:s text:c="4"/>}</text:p>
      <text:p text:style-name="P21"><text:s text:c="4"/>/**</text:p>
      <text:p text:style-name="P21"><text:s text:c="5"/>* @ORM\PreUpdate</text:p>
      <text:p text:style-name="P21"><text:s text:c="5"/>*/</text:p>
      <text:p text:style-name="P21"><text:s text:c="4"/>public function setUpdatedAtValue()</text:p>
      <text:p text:style-name="P21"><text:s text:c="4"/>{</text:p>
      <text:p text:style-name="P21"><text:s text:c="8"/>// Add your code here</text:p>
      <text:p text:style-name="P21"><text:s text:c="8"/>$this-&gt;updated_at = new \DateTime();</text:p>
      <text:p text:style-name="P39"><text:s text:c="4"/>}</text:p>
      <text:p text:style-name="P39"/>
      <text:p text:style-name="P30"><text:span text:style-name="T6">src\BlogBundle\</text:span>Entity\Comment.php</text:p>
      <text:p text:style-name="P39"><text:s text:c="4"/>/**</text:p>
      <text:p text:style-name="P39"><text:s text:c="5"/>* @ORM\PrePersist</text:p>
      <text:p text:style-name="P39"><text:s text:c="5"/>*/</text:p>
      <text:p text:style-name="P39"><text:s text:c="4"/>public function setPublishedAtValue()</text:p>
      <text:p text:style-name="P39"><text:s text:c="4"/>{</text:p>
      <text:p text:style-name="P39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51"><text:s text:c="8"/>}</text:p>
      <text:p text:style-name="P39"><text:s text:c="4"/>}</text:p>
      <text:p text:style-name="P39"/>
      <text:p text:style-name="P17"><text:span text:style-name="T6">src\BlogBundle\</text:span>Entity\User.php</text:p>
      <text:p text:style-name="P8"><text:span text:style-name="T23"><text:s text:c="4"/></text:span><text:span text:style-name="T30">/**</text:span></text:p>
      <text:p text:style-name="P43"><text:s text:c="5"/>* @ORM\PrePersist</text:p>
      <text:p text:style-name="P43"><text:s text:c="5"/>*/</text:p>
      <text:p text:style-name="P26"><text:span text:style-name="T23"><text:s text:c="4"/></text:span><text:span text:style-name="T28">public function </text:span><text:span text:style-name="T23">setCreatedAtValue()</text:span></text:p>
      <text:p text:style-name="P31"><text:s text:c="4"/>{</text:p>
      <text:p text:style-name="P26"><text:span text:style-name="T23"><text:s text:c="8"/></text:span><text:span text:style-name="T29">// Add your code here</text:span></text:p>
      <text:p text:style-name="P26"><text:span text:style-name="T23"><text:s text:c="8"/>$this-&gt;created_at = </text:span><text:span text:style-name="T28">new </text:span><text:span text:style-name="T23">\DateTime();</text:span></text:p>
      <text:p text:style-name="P39"><text:s text:c="4"/>}</text:p>
      <text:p text:style-name="P31"/>
      <text:p text:style-name="P9"/>
      <text:p text:style-name="P9"><text:soft-page-break/>6. Dodajemy jeszcze jedną klasę do obsługi metody slug:</text:p>
      <text:p text:style-name="P9"/>
      <text:p text:style-name="P46"><text:span text:style-name="T20">src\BlogBundle\</text:span><text:span text:style-name="T5">Utils\Blog.php </text:span></text:p>
      <text:p text:style-name="P19">&lt;?php</text:p>
      <text:p text:style-name="P13"/>
      <text:p text:style-name="P19">namespace BlogBundle\Utils;</text:p>
      <text:p text:style-name="P19"/>
      <text:p text:style-name="P19">class Blog</text:p>
      <text:p text:style-name="P19">{</text:p>
      <text:p text:style-name="P19"><text:s text:c="4"/>static public function slugify($text)</text:p>
      <text:p text:style-name="P19"><text:s text:c="4"/>{</text:p>
      <text:p text:style-name="P19"><text:tab/>$polish_chars = array('Ą', 'Ć', 'Ę', 'Ł', 'Ń', 'Ó', 'Ś', 'Ż', 'Ź', 'ą', 'ć', 'ę', 'ł', 'ń', 'ó', 'ś', 'ż', 'ź');</text:p>
      <text:p text:style-name="P19"><text:tab/>$replace <text:s text:c="4"/>= array('A', 'C', 'E', 'L', 'N', 'O', 'S', 'Z', 'Z', 'a', 'c', 'e', 'l', 'n', 'o', 's', 'z', 'z');</text:p>
      <text:p text:style-name="P19"><text:tab/>$text = str_replace($polish_chars, $replace, $text);</text:p>
      <text:p text:style-name="P19"><text:s text:c="3"/></text:p>
      <text:p text:style-name="P19"><text:s text:c="4"/><text:tab/>// replace all non letters or digits by -</text:p>
      <text:p text:style-name="P19"><text:s text:c="8"/>$text = preg_replace('/\W+/', '-', $text);</text:p>
      <text:p text:style-name="P19"><text:s/></text:p>
      <text:p text:style-name="P19"><text:s text:c="8"/>// trim and lowercase</text:p>
      <text:p text:style-name="P19"><text:s text:c="8"/>$text = strtolower(trim($text, '-'));</text:p>
      <text:p text:style-name="P19"><text:s/></text:p>
      <text:p text:style-name="P19"><text:s text:c="8"/>return $text;</text:p>
      <text:p text:style-name="P19"><text:s text:c="4"/>}</text:p>
      <text:p text:style-name="P19">}</text:p>
      <text:p text:style-name="P16"/>
      <text:p text:style-name="P16"><text:span text:style-name="T6">src\BlogBundle\</text:span>Entity\Category.php</text:p>
      <text:p text:style-name="P16"><text:span text:style-name="T6">src\BlogBundle\</text:span>Entity\Post.php</text:p>
      <text:p text:style-name="P16"><text:span text:style-name="T6">src\BlogBundle\</text:span><text:span text:style-name="T20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19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0"><text:s text:c="8"/></text:span><text:span text:style-name="T5">$this-&gt;slug = Blog::slugify($this-&gt;getName());</text:span></text:p>
      <text:p text:style-name="P13"><text:s text:c="4"/>}</text:p>
      <text:p text:style-name="P13">}</text:p>
      <text:p text:style-name="P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0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2">curl -s http://getcomposer.org/installer | php</text:p>
      <text:p text:style-name="P6"><text:span text:style-name="T13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8"/>
      <text:p text:style-name="P16">{</text:p>
      <text:p text:style-name="P16"><text:s text:c="4"/>"require": {</text:p>
      <text:p text:style-name="P16">...</text:p>
      <text:p text:style-name="P20"><text:span text:style-name="T20"><text:s text:c="8"/>"doctrine/doctrine-fixtures-bundle": "</text:span><text:span text:style-name="T22">dev</text:span><text:span text:style-name="T20">-master",</text:span></text:p>
      <text:p text:style-name="P28"><text:s text:c="8"/>"doctrine/data-fixtures": "<text:span text:style-name="T21">dev</text:span>-master"</text:p>
      <text:p text:style-name="P16"><text:s text:c="4"/>}</text:p>
      <text:p text:style-name="P16">}</text:p>
      <text:p text:style-name="P9"/>
      <text:p text:style-name="P9">Usuwamy<text:span text:style-name="T12"> cały katalog </text:span><text:span text:style-name="T14">rm -rf vendor </text:span><text:span text:style-name="T11">przed wywołaniem polecenia:</text:span></text:p>
      <text:p text:style-name="P24"/>
      <text:p text:style-name="P47"><text:span text:style-name="Source_20_Text"><text:span text:style-name="T2">$ php app/console cache:clear</text:span></text:span></text:p>
      <text:p text:style-name="P47"><text:span text:style-name="Source_20_Text"><text:span text:style-name="T2">$ php composer.phar install –no-interaction</text:span></text:span></text:p>
      <text:p text:style-name="P9"/>
      <text:p text:style-name="P47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5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3"/>
      <text:p text:style-name="P6"><text:span text:style-name="T11">$ php composer.phar update doctrine/doctrine-fixtures-bundle</text:span> </text:p>
      <text:p text:style-name="P6"/>
      <text:p text:style-name="P6"><text:span text:style-name="T15">Jeżeli wszystko działa, to teraz można znaleźć pliki pakietu </text:span><text:span text:style-name="Teletype"><text:span text:style-name="T16">DoctrineFixturesBundle </text:span></text:span><text:span text:style-name="T15">w katalogu</text:span></text:p>
      <text:p text:style-name="P6"><text:span text:style-name="Teletype"><text:span text:style-name="T18">vendor/doctrine/doctrine-fixtures-bundle</text:span></text:span><text:span text:style-name="T15">.</text:span> </text:p>
      <text:p text:style-name="P6"><text:span text:style-name="Teletype"><text:span text:style-name="T16">DoctrineFixturesBundle </text:span></text:span><text:span text:style-name="T15">instaluje bibliotekę </text:span><text:a xlink:type="simple" xlink:href="https://github.com/doctrine/data-fixtures"><text:span text:style-name="T17">Doctrine Data Fixtures</text:span></text:a><text:span text:style-name="T15">. Biblioteke ta można znaleźć w</text:span></text:p>
      <text:p text:style-name="P6"><text:span text:style-name="Teletype"><text:span text:style-name="T18">vendor/doctrine/data-fixtures</text:span></text:span><text:span text:style-name="T15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3"><text:s text:c="4"/></text:span><text:span text:style-name="T28">public function </text:span><text:span text:style-name="T23">registerBundles()</text:span></text:p>
      <text:p text:style-name="P31"><text:s text:c="4"/>{</text:p>
      <text:p text:style-name="P26"><text:span text:style-name="T23"><text:s text:c="8"/>$bundles = </text:span><text:span text:style-name="T28">array</text:span><text:span text:style-name="T23">(</text:span></text:p>
      <text:p text:style-name="P32">...</text:p>
      <text:p text:style-name="P27"><text:span text:style-name="T23"><text:s text:c="12"/></text:span><text:span text:style-name="T4">new Doctrine\Bundle\FixturesBundle\DoctrineFixturesBundle(),</text:span></text:p>
      <text:p text:style-name="P31"><text:s text:c="8"/>);</text:p>
      <text:p text:style-name="P26"/>
      <text:p text:style-name="P26"><text:span text:style-name="T23"><text:s text:c="8"/></text:span><text:span text:style-name="T28">return </text:span><text:span text:style-name="T23">$bundles;</text:span></text:p>
      <text:p text:style-name="P31"><text:s text:c="4"/>}</text:p>
      <text:p text:style-name="P33"><text:soft-page-break/>6. Po wprowadzeniu komenty:</text:p>
      <text:p text:style-name="P33"/>
      <text:p text:style-name="P36">php app/console</text:p>
      <text:p text:style-name="P33"/>
      <text:p text:style-name="P33">Powinniśmy zobaczyć nowe polecenia symfony miedzy innymi:</text:p>
      <text:p text:style-name="P33"/>
      <text:p text:style-name="P36">doctrine:fixtures:load</text:p>
      <text:p text:style-name="P36"/>
      <text:p text:style-name="P36"/>
      <text:p text:style-name="P35">Tworzymy klasy do ładoania danych</text:p>
      <text:p text:style-name="P37"/>
      <text:p text:style-name="P37">1.</text:p>
      <text:p text:style-name="P37"/>
      <text:p text:style-name="P37">src/BlogBundle/<text:span text:style-name="T4">DataFixtures/ORM/LoadCategoryData.php</text:span></text:p>
      <text:p text:style-name="P37">src/BlogBundle/<text:span text:style-name="T4">DataFixtures/ORM/LoadCommentData.php</text:span></text:p>
      <text:p text:style-name="P37">src/BlogBundle/<text:span text:style-name="T4">DataFixtures/ORM/LoadPostData.php</text:span></text:p>
      <text:p text:style-name="P37">src/BlogBundle/<text:span text:style-name="T4">DataFixtures/ORM/LoadTagData.php</text:span></text:p>
      <text:p text:style-name="P37">src/BlogBundle/<text:span text:style-name="T4">DataFixtures/ORM/LoadUserData.php</text:span></text:p>
      <text:p text:style-name="P30"/>
      <text:p text:style-name="P30"/>
      <text:p text:style-name="P40"><text:span text:style-name="T20">nullable: false - </text:span><text:span text:style-name="T25">wartość domyślna, obowiązkowo musimy podać dane</text:span></text:p>
      <text:p text:style-name="P40"><text:span text:style-name="T20">nullable: true - </text:span><text:span text:style-name="T25">nie musimy wypełniać pola danymi</text:span></text:p>
      <text:p text:style-name="P33"/>
      <text:p text:style-name="P33">2. Załadowanie danych do tabel:</text:p>
      <text:p text:style-name="P33"/>
      <text:p text:style-name="P36">php app/console doctrine:fixtures:load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oft-page-break/>Tworzymy strony produktowe</text:p>
      <text:p text:style-name="P37"/>
      <text:p text:style-name="P37">1.</text:p>
      <text:p text:style-name="P36"/>
      <text:p text:style-name="P36">php app/console doctrine:generate:crud </text:p>
      <text:p text:style-name="P36">--entity=ApplicationShopBundle:Product </text:p>
      <text:p text:style-name="P36">--route-prefix=application_product </text:p>
      <text:p text:style-name="P36">--with-write </text:p>
      <text:p text:style-name="P36">--format=yml</text:p>
      <text:p text:style-name="P36"/>
      <text:p text:style-name="P37">2. Czyszczenie cache:</text:p>
      <text:p text:style-name="P37"/>
      <text:p text:style-name="P36">php app/console cache:clear --env=prod</text:p>
      <text:p text:style-name="P36">php app/console cache:clear –env=dev</text:p>
      <text:p text:style-name="P36"/>
      <text:list xml:id="list36675879" text:style-name="L1">
        <text:list-header>
          <text:p text:style-name="P50">3. Nowa strona dostępna jest pod adresem:</text:p>
        </text:list-header>
      </text:list>
      <text:p text:style-name="P37"/>
      <text:p text:style-name="P42"><text:a xlink:type="simple" xlink:href="http://jobeet2.localhost/app_dev.php/job">http://shop.localhost/app_dev.php/</text:a><text:span text:style-name="T7">product</text:span></text:p>
      <text:p text:style-name="P36"><text:a xlink:type="simple" xlink:href="http://shop.localhost/app.php/product"><text:span text:style-name="T9">http://shop.localhost/app.php/product</text:span></text:a></text:p>
      <text:p text:style-name="P37"/>
      <text:p text:style-name="P37"/>
      <text:p text:style-name="P38">Podsumowanie</text:p>
      <text:p text:style-name="P37"/>
      <text:p text:style-name="P36">php app/console doctrine:database:create</text:p>
      <text:p text:style-name="P36">php app/console doctrine:generate:entities ApplicationShopBundle</text:p>
      <text:p text:style-name="P36">php app/console doctrine:schema:update –force</text:p>
      <text:p text:style-name="P36">php app/console doctrine:fixtures:load</text:p>
      <text:p text:style-name="P36"/>
      <text:p text:style-name="P36">php app/console doctrine:generate:crud </text:p>
      <text:p text:style-name="P36">--entity=ApplicationShopBundle:Product </text:p>
      <text:p text:style-name="P36">--route-prefix=application_product </text:p>
      <text:p text:style-name="P36">--with-write </text:p>
      <text:p text:style-name="P36">--format=yml</text:p>
      <text:p text:style-name="P3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Generowanie kontrolera CRUD</text:p>
      <text:p text:style-name="P37"/>
      <text:p text:style-name="P33">1. Dodanie nowych plików za pomocą polecenia:</text:p>
      <text:p text:style-name="P33"/>
      <text:p text:style-name="P36">php app/console doctrine:generate:crud </text:p>
      <text:p text:style-name="P36">--entity=ApplicationShopBundle:Product</text:p>
      <text:p text:style-name="P36">--route-prefix=application_product </text:p>
      <text:p text:style-name="P36">--with-write </text:p>
      <text:p text:style-name="P36">--format=yml</text:p>
      <text:p text:style-name="P37"/>
      <text:p text:style-name="P37">src/Application/ShopBundle/Controller/<text:span text:style-name="T4">ProductController.php</text:span></text:p>
      <text:p text:style-name="P37"/>
      <text:p text:style-name="P37">src/Application/ShopBundle/<text:span text:style-name="T4">Form/ProductType.php</text:span></text:p>
      <text:p text:style-name="P37"/>
      <text:p text:style-name="P37">src/Application/ShopBundle/Resources/config/routing.yml</text:p>
      <text:p text:style-name="P37">src/Application/ShopBundle/Resources/config/<text:span text:style-name="T4">routing/product.yml</text:span></text:p>
      <text:p text:style-name="P37"/>
      <text:p text:style-name="P37">src/Application/ShopBundle/Resources/views/<text:span text:style-name="T4">Product/edit.html.twig</text:span></text:p>
      <text:p text:style-name="P37">src/Application/ShopBundle/Resources/views/<text:span text:style-name="T4">Product/index.html.twig</text:span></text:p>
      <text:p text:style-name="P37">src/Application/ShopBundle/Resources/views/<text:span text:style-name="T4">Product/new.html.twig</text:span></text:p>
      <text:p text:style-name="P37">src/Application/ShopBundle/Resources/views/<text:span text:style-name="T4">Product/show.html.twig</text:span></text:p>
      <text:p text:style-name="P37"/>
      <text:p text:style-name="P37">src/Application/ShopBundle/Tests/Controller/<text:span text:style-name="T4">ProductControllerTest.php</text:span></text:p>
      <text:p text:style-name="P37"/>
      <text:p text:style-name="P37"/>
      <text:p text:style-name="P34">2. Dodanie przekierowania do ruting-u:</text:p>
      <text:p text:style-name="P34"/>
      <text:p text:style-name="P37">src/Application/ShopBundle/Resources/config/routing.yml</text:p>
      <text:p text:style-name="P37"/>
      <text:p text:style-name="P29">#application_shop_application_product:</text:p>
      <text:p text:style-name="P28"># <text:s text:c="3"/>resource: "@ApplicationShopBundle/Resources/config/routing/product.yml"</text:p>
      <text:p text:style-name="P28"># <text:s text:c="3"/>prefix: <text:s text:c="2"/>/application_product</text:p>
      <text:p text:style-name="P26"/>
      <text:p text:style-name="P28">application_shop_product:</text:p>
      <text:p text:style-name="P28"><text:s text:c="4"/>resource: "@ApplicationShopBundle/Resources/config/routing/product.yml"</text:p>
      <text:p text:style-name="P28"><text:s text:c="4"/>prefix: <text:s text:c="2"/>/product</text:p>
      <text:p text:style-name="P26"/>
      <text:p text:style-name="P26">application_shop_homepage:</text:p>
      <text:p text:style-name="P26"><text:s text:c="4"/>path: <text:s text:c="4"/>/hello/{name}</text:p>
      <text:p text:style-name="P26"><text:s text:c="4"/>defaults: { _controller: ApplicationShopBundle:Default:index }</text:p>
      <text:p text:style-name="P26"/>
      <text:p text:style-name="P42"><text:span text:style-name="T26">3. Dodajemy jeszcze metodę do kategorii i t</text:span><text:span text:style-name="T27">ransakcji</text:span><text:span text:style-name="T26">:</text:span></text:p>
      <text:p text:style-name="P33"/>
      <text:p text:style-name="P33">src/Application/ShopBundle/Entity/Category.php</text:p>
      <text:p text:style-name="P33"/>
      <text:p text:style-name="P28"><text:s text:c="4"/><text:span text:style-name="T19">public function </text:span>__toString()</text:p>
      <text:p text:style-name="P28"><text:s text:c="4"/>{</text:p>
      <text:p text:style-name="P28"><text:s text:c="8"/><text:span text:style-name="T19">return </text:span>$this-&gt;getTitle();</text:p>
      <text:p text:style-name="P28"><text:s text:c="4"/>}</text:p>
      <text:p text:style-name="P33"/>
      <text:p text:style-name="P33">src/Application/ShopBundle/Entity/Transaction.php</text:p>
      <text:p text:style-name="P33"/>
      <text:p text:style-name="P28"><text:s text:c="4"/><text:span text:style-name="T19">public function </text:span>__toString()</text:p>
      <text:p text:style-name="P28"><text:s text:c="4"/>{</text:p>
      <text:p text:style-name="P28"><text:s text:c="8"/><text:span text:style-name="T19">return </text:span>$this-&gt;getShippingAddress();</text:p>
      <text:p text:style-name="P28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39M51S</meta:editing-duration>
    <meta:editing-cycles>128</meta:editing-cycles>
    <meta:generator>OpenOffice.org/3.3$Win32 OpenOffice.org_project/330m20$Build-9567</meta:generator>
    <dc:date>2015-12-11T16:50:44.49</dc:date>
    <dc:creator>szymon idczak</dc:creator>
    <meta:document-statistic meta:table-count="0" meta:image-count="0" meta:object-count="0" meta:page-count="8" meta:paragraph-count="344" meta:word-count="937" meta:character-count="10482"/>
    <meta:user-defined meta:name="Info 1"/>
    <meta:user-defined meta:name="Info 2"/>
    <meta:user-defined meta:name="Info 3"/>
    <meta:user-defined meta:name="Info 4"/>
  </office:meta>
</office:document-meta>
</file>